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04c90" officeooo:paragraph-rsid="00104c90" style:font-size-asian="12pt" style:font-weight-asian="normal" style:font-size-complex="12pt" style:font-weight-complex="normal"/>
    </style:style>
    <style:style style:name="T1" style:family="text">
      <style:text-properties officeooo:rsid="00104c9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4 – </text:span><text:span text:style-name="T2">EDITOR DE TEXTOS VI 05 – CRIAR LINHAS, ANEXAR TEXTOS E MUDAR O CASO DOS CARACTERES – LINUX</text:span></text:h>
      <text:p text:style-name="P2">*** <text:span text:style-name="T1">ALGUNS COMANDOS </text:span>***</text:p>
      <text:p text:style-name="P2"/>
      <text:p text:style-name="P3">a<text:tab/>Anexa o texto após a posição atual do cursor</text:p>
      <text:p text:style-name="P3">A<text:tab/>Anexa texto no final da linha atual</text:p>
      <text:p text:style-name="P3">o <text:tab/>Cria uma nova linha acima da linha atual e entra no modo de inserção</text:p>
      <text:p text:style-name="P3">J<text:tab/>Junta a linha atual e a linha logo abaixo acrescentando um espaço entre elas</text:p>
      <text:p text:style-name="P3">~<text:tab/>Moda o caso do caractere; x~ muda o caso dos x caracteres a partir do cursor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9:08:12.324390586</meta:creation-date>
    <dc:date>2020-05-03T19:27:48.791879280</dc:date>
    <meta:editing-duration>PT9M25S</meta:editing-duration>
    <meta:editing-cycles>1</meta:editing-cycles>
    <meta:document-statistic meta:table-count="0" meta:image-count="0" meta:object-count="0" meta:page-count="1" meta:paragraph-count="7" meta:word-count="86" meta:character-count="428" meta:non-whitespace-character-count="345"/>
    <meta:generator>LibreOffice/6.3.5.2$Linux_X86_64 LibreOffice_project/30$Build-2</meta:generator>
  </office:meta>
</office:document-meta>
</file>